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46.16mm" svg:y="1mm">
            <draw:object draw:notify-on-update-of-ranges="Лист1.B1:Лист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13.88mm">
            <draw:object draw:notify-on-update-of-ranges="Лист1.B26:Лист1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263" calcext:value-type="float">
            <text:p>0,0012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441" calcext:value-type="float">
            <text:p>0,0024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0204" calcext:value-type="float">
            <text:p>0,0102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5991" calcext:value-type="float">
            <text:p>0,0059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7669" calcext:value-type="float">
            <text:p>0,0076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9553" calcext:value-type="float">
            <text:p>0,00955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0606" calcext:value-type="float">
            <text:p>0,01060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4225" calcext:value-type="float">
            <text:p>0,0142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24158" calcext:value-type="float">
            <text:p>0,0241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7805" calcext:value-type="float">
            <text:p>0,02780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20663" calcext:value-type="float">
            <text:p>0,0206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2936" calcext:value-type="float">
            <text:p>0,02293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35494" calcext:value-type="float">
            <text:p>0,03549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9003" calcext:value-type="float">
            <text:p>0,02900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25977" calcext:value-type="float">
            <text:p>0,02597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30034" calcext:value-type="float">
            <text:p>0,03003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31545" calcext:value-type="float">
            <text:p>0,03154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40154" calcext:value-type="float">
            <text:p>0,04015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39773" calcext:value-type="float">
            <text:p>0,0397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72512" calcext:value-type="float">
            <text:p>0,072512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0499" calcext:value-type="float">
            <text:p>0,0104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1715" calcext:value-type="float">
            <text:p>0,02171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34333" calcext:value-type="float">
            <text:p>0,0343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44193" calcext:value-type="float">
            <text:p>0,04419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59792" calcext:value-type="float">
            <text:p>0,05979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73501" calcext:value-type="float">
            <text:p>0,073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82067" calcext:value-type="float">
            <text:p>0,08206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94388" calcext:value-type="float">
            <text:p>0,09438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11493" calcext:value-type="float">
            <text:p>0,114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22874" calcext:value-type="float">
            <text:p>0,1228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144878" calcext:value-type="float">
            <text:p>0,14487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147001" calcext:value-type="float">
            <text:p>0,14700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168375" calcext:value-type="float">
            <text:p>0,16837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175091" calcext:value-type="float">
            <text:p>0,17509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262036" calcext:value-type="float">
            <text:p>0,2620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246702" calcext:value-type="float">
            <text:p>0,246702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22398" calcext:value-type="float">
            <text:p>0,2239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227994" calcext:value-type="float">
            <text:p>0,22799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24979" calcext:value-type="float">
            <text:p>0,249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60171" calcext:value-type="float">
            <text:p>0,260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5:00:58.277979762</meta:creation-date>
    <dc:date>2020-05-23T15:03:56.953041681</dc:date>
    <meta:editing-duration>PT3M1S</meta:editing-duration>
    <meta:editing-cycles>1</meta:editing-cycles>
    <meta:document-statistic meta:table-count="1" meta:cell-count="8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B1:Лист1.B20" svg:x="0.32cm" svg:y="0.18cm" svg:width="12.323cm" svg:height="8.64cm">
          <chartooo:coordinate-region svg:x="1.232cm" svg:y="0.379cm" svg:width="11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63">
                <text:p>0.001263</text:p>
                <draw:g>
                  <svg:desc>Лист1.B1:Лист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441">
                <text:p>0.002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204">
                <text:p>0.010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69">
                <text:p>0.007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553">
                <text:p>0.00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606">
                <text:p>0.01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225">
                <text:p>0.014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158">
                <text:p>0.024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805">
                <text:p>0.027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663">
                <text:p>0.020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936">
                <text:p>0.022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494">
                <text:p>0.035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003">
                <text:p>0.029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977">
                <text:p>0.025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034">
                <text:p>0.030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545">
                <text:p>0.031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154">
                <text:p>0.040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2512">
                <text:p>0.072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B26:Лист1.B45" svg:x="0.32cm" svg:y="0.18cm" svg:width="12.323cm" svg:height="8.64cm">
          <chartooo:coordinate-region svg:x="1.232cm" svg:y="0.38cm" svg:width="11.22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6:Лист1.B4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499">
                <text:p>0.010499</text:p>
                <draw:g>
                  <svg:desc>Лист1.B26:Лист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715">
                <text:p>0.02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33">
                <text:p>0.034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193">
                <text:p>0.044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792">
                <text:p>0.05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501">
                <text:p>0.073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2067">
                <text:p>0.082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388">
                <text:p>0.094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493">
                <text:p>0.11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874">
                <text:p>0.122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4878">
                <text:p>0.144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7001">
                <text:p>0.147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8375">
                <text:p>0.16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091">
                <text:p>0.175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2036">
                <text:p>0.262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6702">
                <text:p>0.246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398">
                <text:p>0.22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7994">
                <text:p>0.227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979">
                <text:p>0.24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0171">
                <text:p>0.260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